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808080" draw:fill="none" draw:fill-color="#ffffff" draw:auto-grow-height="false" fo:min-height="0.639cm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808080" draw:textarea-horizontal-align="center" draw:textarea-vertical-align="middle"/>
    </style:style>
    <style:style style:name="gr10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11" style:family="graphic" style:parent-style-name="standard">
      <style:graphic-properties svg:stroke-color="#00b8ff" draw:marker-end="Arrow" draw:marker-end-width="0.3cm" draw:textarea-horizontal-align="center" draw:textarea-vertical-align="middle"/>
    </style:style>
    <style:style style:name="gr12" style:family="graphic" style:parent-style-name="standard">
      <style:graphic-properties svg:stroke-color="#9966cc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4" style:family="graphic" style:parent-style-name="standard">
      <style:graphic-properties svg:stroke-color="#9966cc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line-height="100%" fo:text-align="center" fo:text-indent="0cm"/>
      <style:text-properties fo:color="#808080"/>
    </style:style>
    <style:style style:name="P2" style:family="paragraph">
      <style:paragraph-properties fo:margin-left="0cm" fo:margin-right="0cm" fo:line-height="100%" fo:text-align="center" fo:text-indent="0cm"/>
      <style:text-properties fo:color="#808080" fo:font-size="12pt" style:font-size-asian="12pt" style:font-size-complex="12pt"/>
    </style:style>
    <style:style style:name="P3" style:family="paragraph">
      <style:paragraph-properties fo:margin-left="0cm" fo:margin-right="0cm" fo:line-height="100%" fo:text-align="center" fo:text-indent="0cm"/>
      <style:text-properties fo:font-weight="bold" style:font-weight-asian="bold" style:font-weight-complex="bold"/>
    </style:style>
    <style:style style:name="P4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line-height="100%" fo:text-align="center" fo:text-indent="0cm"/>
      <style:text-properties fo:color="#000000" fo:font-weight="bold" style:font-weight-asian="bold" style:font-weight-complex="bold"/>
    </style:style>
    <style:style style:name="P6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line-height="100%" fo:text-align="center" fo:text-indent="0cm"/>
    </style:style>
    <style:style style:name="P8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line-height="100%" fo:text-align="center" fo:text-indent="0cm"/>
      <style:text-properties fo:color="#ff0000"/>
    </style:style>
    <style:style style:name="P11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12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13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4" style:family="paragraph">
      <style:text-properties fo:color="#6b2394" fo:font-size="10pt" style:font-size-asian="10pt" style:font-size-complex="10pt"/>
    </style:style>
    <style:style style:name="T1" style:family="text">
      <style:text-properties fo:color="#808080"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7" draw:id="id17" draw:layer="layout" svg:width="3.81cm" svg:height="0.889cm" svg:x="1.905cm" svg:y="16.57cm">
          <draw:text-box>
            <text:p text:style-name="P1"><text:span text:style-name="T1">fParallel/</text:span></text:p>
          </draw:text-box>
        </draw:frame>
        <draw:frame draw:style-name="gr2" draw:text-style-name="P4" xml:id="id1" draw:id="id1" draw:layer="layout" svg:width="3.81cm" svg:height="0.889cm" svg:x="8.89cm" svg:y="10.22cm">
          <draw:text-box>
            <text:p text:style-name="P3"><text:span text:style-name="T2">extern/</text:span></text:p>
          </draw:text-box>
        </draw:frame>
        <draw:frame draw:style-name="gr2" draw:text-style-name="P6" xml:id="id6" draw:id="id6" draw:layer="layout" svg:width="3.81cm" svg:height="0.889cm" svg:x="8.89cm" svg:y="23.555cm">
          <draw:text-box>
            <text:p text:style-name="P5"><text:span text:style-name="T3">MAESTRO/</text:span></text:p>
          </draw:text-box>
        </draw:frame>
        <draw:frame draw:style-name="gr3" draw:text-style-name="P8" xml:id="id2" draw:id="id2" draw:layer="layout" svg:width="4.318cm" svg:height="0.889cm" svg:x="15.875cm" svg:y="7.35cm">
          <draw:text-box>
            <text:p text:style-name="P7"><text:span text:style-name="T4">EOS/...</text:span></text:p>
          </draw:text-box>
        </draw:frame>
        <draw:frame draw:style-name="gr4" draw:text-style-name="P8" xml:id="id3" draw:id="id3" draw:layer="layout" svg:width="4.318cm" svg:height="0.889cm" svg:x="15.875cm" svg:y="9.255cm">
          <draw:text-box>
            <text:p text:style-name="P7"><text:span text:style-name="T4">model_parser/</text:span></text:p>
          </draw:text-box>
        </draw:frame>
        <draw:frame draw:style-name="gr5" draw:text-style-name="P8" xml:id="id4" draw:id="id4" draw:layer="layout" svg:width="4.318cm" svg:height="0.889cm" svg:x="15.875cm" svg:y="11.16cm">
          <draw:text-box>
            <text:p text:style-name="P7"><text:span text:style-name="T4">networks/...</text:span></text:p>
          </draw:text-box>
        </draw:frame>
        <draw:frame draw:style-name="gr5" draw:text-style-name="P8" xml:id="id5" draw:id="id5" draw:layer="layout" svg:width="4.318cm" svg:height="0.889cm" svg:x="15.875cm" svg:y="13.065cm">
          <draw:text-box>
            <text:p text:style-name="P7"><text:span text:style-name="T4">VODE/</text:span></text:p>
          </draw:text-box>
        </draw:frame>
        <draw:connector draw:style-name="gr6" draw:text-style-name="P9" draw:layer="layout" draw:line-skew="0.317cm" svg:x1="12.7cm" svg:y1="10.664cm" svg:x2="15.875cm" svg:y2="7.794cm" draw:start-shape="id1" draw:start-glue-point="1" draw:end-shape="id2" draw:end-glue-point="3" svg:d="m12700 10664h1917v-2870h1258">
          <text:p/>
        </draw:connector>
        <draw:connector draw:style-name="gr6" draw:text-style-name="P9" draw:layer="layout" draw:line-skew="0.317cm" svg:x1="12.7cm" svg:y1="10.664cm" svg:x2="15.875cm" svg:y2="9.699cm" draw:start-shape="id1" draw:start-glue-point="1" draw:end-shape="id3" draw:end-glue-point="3" svg:d="m12700 10664h1917v-965h1258">
          <text:p/>
        </draw:connector>
        <draw:connector draw:style-name="gr6" draw:text-style-name="P9" draw:layer="layout" draw:line-skew="0.317cm" svg:x1="12.7cm" svg:y1="10.664cm" svg:x2="15.875cm" svg:y2="11.604cm" draw:start-shape="id1" draw:start-glue-point="1" draw:end-shape="id4" draw:end-glue-point="3" svg:d="m12700 10664h1917v940h1258">
          <text:p/>
        </draw:connector>
        <draw:connector draw:style-name="gr6" draw:text-style-name="P9" draw:layer="layout" draw:line-skew="0.317cm" svg:x1="12.7cm" svg:y1="10.664cm" svg:x2="15.875cm" svg:y2="13.509cm" draw:start-shape="id1" draw:start-glue-point="1" draw:end-shape="id5" draw:end-glue-point="3" svg:d="m12700 10664h1917v2845h1258">
          <text:p/>
        </draw:connector>
        <draw:frame draw:style-name="gr7" draw:text-style-name="P8" xml:id="id7" draw:id="id7" draw:layer="layout" svg:width="4.318cm" svg:height="0.889cm" svg:x="15.875cm" svg:y="18.78cm">
          <draw:text-box>
            <text:p text:style-name="P7"><text:span text:style-name="T4">docs/...</text:span></text:p>
          </draw:text-box>
        </draw:frame>
        <draw:frame draw:style-name="gr3" draw:text-style-name="P8" xml:id="id8" draw:id="id8" draw:layer="layout" svg:width="4.318cm" svg:height="0.889cm" svg:x="15.875cm" svg:y="20.685cm">
          <draw:text-box>
            <text:p text:style-name="P7"><text:span text:style-name="T4">initial_models/...</text:span></text:p>
          </draw:text-box>
        </draw:frame>
        <draw:frame draw:style-name="gr4" draw:text-style-name="P8" xml:id="id9" draw:id="id9" draw:layer="layout" svg:width="4.318cm" svg:height="0.889cm" svg:x="15.875cm" svg:y="22.59cm">
          <draw:text-box>
            <text:p text:style-name="P7"><text:span text:style-name="T4">SCIENCE/...</text:span></text:p>
          </draw:text-box>
        </draw:frame>
        <draw:frame draw:style-name="gr5" draw:text-style-name="P8" xml:id="id10" draw:id="id10" draw:layer="layout" svg:width="4.318cm" svg:height="0.889cm" svg:x="15.875cm" svg:y="24.495cm">
          <draw:text-box>
            <text:p text:style-name="P7"><text:span text:style-name="T4">Source/</text:span></text:p>
          </draw:text-box>
        </draw:frame>
        <draw:connector draw:style-name="gr6" draw:text-style-name="P9" draw:layer="layout" draw:line-skew="0.317cm" svg:x1="12.7cm" svg:y1="23.999cm" svg:x2="15.875cm" svg:y2="19.224cm" draw:start-shape="id6" draw:start-glue-point="1" draw:end-shape="id7" draw:end-glue-point="3" svg:d="m12700 23999h1917v-4775h1258">
          <text:p/>
        </draw:connector>
        <draw:connector draw:style-name="gr8" draw:text-style-name="P9" draw:layer="layout" draw:line-skew="0.317cm" svg:x1="12.7cm" svg:y1="23.999cm" svg:x2="15.875cm" svg:y2="21.129cm" draw:start-shape="id6" draw:start-glue-point="1" draw:end-shape="id8" draw:end-glue-point="3" svg:d="m12700 23999h1917v-2870h1258">
          <text:p/>
        </draw:connector>
        <draw:connector draw:style-name="gr8" draw:text-style-name="P9" draw:layer="layout" draw:line-skew="0.317cm" svg:x1="12.7cm" svg:y1="23.999cm" svg:x2="15.875cm" svg:y2="23.034cm" draw:start-shape="id6" draw:start-glue-point="1" draw:end-shape="id9" draw:end-glue-point="3" svg:d="m12700 23999h1917v-965h1258">
          <text:p/>
        </draw:connector>
        <draw:connector draw:style-name="gr8" draw:text-style-name="P9" draw:layer="layout" draw:line-skew="0.317cm" svg:x1="12.7cm" svg:y1="23.999cm" svg:x2="15.875cm" svg:y2="24.939cm" draw:start-shape="id6" draw:start-glue-point="1" draw:end-shape="id10" draw:end-glue-point="3" svg:d="m12700 23999h1917v940h1258">
          <text:p/>
        </draw:connector>
        <draw:frame draw:style-name="gr5" draw:text-style-name="P8" xml:id="id11" draw:id="id11" draw:layer="layout" svg:width="4.318cm" svg:height="0.889cm" svg:x="15.875cm" svg:y="26.4cm">
          <draw:text-box>
            <text:p text:style-name="P7"><text:span text:style-name="T4">Source_SDC/</text:span></text:p>
          </draw:text-box>
        </draw:frame>
        <draw:connector draw:style-name="gr8" draw:text-style-name="P9" draw:layer="layout" draw:line-skew="0.317cm" svg:x1="12.7cm" svg:y1="23.999cm" svg:x2="15.875cm" svg:y2="26.844cm" draw:start-shape="id6" draw:start-glue-point="1" draw:end-shape="id11" draw:end-glue-point="3" svg:d="m12700 23999h1917v2845h1258">
          <text:p/>
        </draw:connector>
        <draw:frame draw:style-name="gr3" draw:text-style-name="P8" xml:id="id12" draw:id="id12" draw:layer="layout" svg:width="4.318cm" svg:height="0.889cm" svg:x="15.875cm" svg:y="5.445cm">
          <draw:text-box>
            <text:p text:style-name="P7"><text:span text:style-name="T4">conductivity/...</text:span></text:p>
          </draw:text-box>
        </draw:frame>
        <draw:connector draw:style-name="gr6" draw:text-style-name="P9" draw:layer="layout" draw:line-skew="0.317cm" svg:x1="12.7cm" svg:y1="10.664cm" svg:x2="15.875cm" svg:y2="5.889cm" draw:start-shape="id1" draw:end-shape="id12" draw:end-glue-point="3" svg:d="m12700 10664h1917v-4775h1258">
          <text:p/>
        </draw:connector>
        <draw:frame draw:style-name="gr5" draw:text-style-name="P8" xml:id="id13" draw:id="id13" draw:layer="layout" svg:width="4.318cm" svg:height="0.889cm" svg:x="15.875cm" svg:y="14.97cm">
          <draw:text-box>
            <text:p text:style-name="P7"><text:span text:style-name="T4">...</text:span></text:p>
          </draw:text-box>
        </draw:frame>
        <draw:connector draw:style-name="gr6" draw:text-style-name="P9" draw:layer="layout" draw:line-skew="0.317cm" svg:x1="12.7cm" svg:y1="10.664cm" svg:x2="15.875cm" svg:y2="15.414cm" draw:start-shape="id1" draw:end-shape="id13" draw:end-glue-point="3" svg:d="m12700 10664h1917v4750h1258">
          <text:p/>
        </draw:connector>
        <draw:frame draw:style-name="gr5" draw:text-style-name="P8" xml:id="id14" draw:id="id14" draw:layer="layout" svg:width="4.318cm" svg:height="0.889cm" svg:x="15.875cm" svg:y="28.305cm">
          <draw:text-box>
            <text:p text:style-name="P7"><text:span text:style-name="T4">TEST_PROBLEMS/</text:span></text:p>
          </draw:text-box>
        </draw:frame>
        <draw:connector draw:style-name="gr8" draw:text-style-name="P9" draw:layer="layout" draw:line-skew="0.317cm" svg:x1="12.7cm" svg:y1="23.999cm" svg:x2="15.875cm" svg:y2="28.749cm" draw:start-shape="id6" draw:start-glue-point="1" draw:end-shape="id14" draw:end-glue-point="3" svg:d="m12700 23999h1917v4750h1258">
          <text:p/>
        </draw:connector>
        <draw:frame draw:style-name="gr5" draw:text-style-name="P8" xml:id="id15" draw:id="id15" draw:layer="layout" svg:width="4.318cm" svg:height="0.889cm" svg:x="15.875cm" svg:y="30.21cm">
          <draw:text-box>
            <text:p text:style-name="P7"><text:span text:style-name="T4">UNIT_TESTS/...</text:span></text:p>
          </draw:text-box>
        </draw:frame>
        <draw:connector draw:style-name="gr8" draw:text-style-name="P9" draw:layer="layout" draw:line-skew="0.317cm" svg:x1="12.7cm" svg:y1="23.999cm" svg:x2="15.875cm" svg:y2="30.654cm" draw:start-shape="id6" draw:start-glue-point="1" draw:end-shape="id15" draw:end-glue-point="3" svg:d="m12700 23999h1917v6655h1258">
          <text:p/>
        </draw:connector>
        <draw:frame draw:style-name="gr7" draw:text-style-name="P8" xml:id="id16" draw:id="id16" draw:layer="layout" svg:width="4.318cm" svg:height="0.889cm" svg:x="15.875cm" svg:y="16.875cm">
          <draw:text-box>
            <text:p text:style-name="P7"><text:span text:style-name="T4">constants/</text:span></text:p>
          </draw:text-box>
        </draw:frame>
        <draw:connector draw:style-name="gr6" draw:text-style-name="P9" draw:layer="layout" draw:line-skew="0.317cm" svg:x1="12.7cm" svg:y1="23.999cm" svg:x2="15.875cm" svg:y2="17.319cm" draw:start-shape="id6" draw:start-glue-point="1" draw:end-shape="id16" svg:d="m12700 23999h1917v-6680h1258">
          <text:p/>
        </draw:connector>
        <draw:connector draw:style-name="gr9" draw:text-style-name="P9" draw:layer="layout" draw:type="line" svg:x1="5.715cm" svg:y1="17.014cm" svg:x2="8.89cm" svg:y2="10.664cm" draw:start-shape="id17" draw:start-glue-point="1" draw:end-shape="id1" draw:end-glue-point="3" svg:d="m5715 17014 3175-6350">
          <text:p/>
        </draw:connector>
        <draw:connector draw:style-name="gr9" draw:text-style-name="P9" draw:layer="layout" draw:type="line" svg:x1="5.715cm" svg:y1="17.014cm" svg:x2="8.89cm" svg:y2="23.999cm" draw:start-shape="id17" draw:start-glue-point="1" draw:end-shape="id6" draw:end-glue-point="3" svg:d="m5715 17014 3175 6985">
          <text:p/>
        </draw:connector>
        <draw:frame draw:style-name="gr10" draw:text-style-name="P11" xml:id="id18" draw:id="id18" draw:layer="layout" svg:width="4.318cm" svg:height="0.889cm" svg:x="22.86cm" svg:y="27.67cm">
          <draw:text-box>
            <text:p text:style-name="P10"><text:span text:style-name="T5">test2/</text:span></text:p>
          </draw:text-box>
        </draw:frame>
        <draw:frame draw:style-name="gr4" draw:text-style-name="P8" xml:id="id19" draw:id="id19" draw:layer="layout" svg:width="4.318cm" svg:height="0.889cm" svg:x="22.86cm" svg:y="28.94cm">
          <draw:text-box>
            <text:p text:style-name="P7"><text:span text:style-name="T4">...</text:span></text:p>
          </draw:text-box>
        </draw:frame>
        <draw:connector draw:style-name="gr8" draw:text-style-name="P9" draw:layer="layout" draw:line-skew="0.063cm" svg:x1="20.193cm" svg:y1="28.749cm" svg:x2="22.86cm" svg:y2="28.114cm" draw:start-shape="id14" draw:start-glue-point="1" draw:end-shape="id18" draw:end-glue-point="3" svg:d="m20193 28749h1397v-635h1270">
          <text:p/>
        </draw:connector>
        <draw:connector draw:style-name="gr8" draw:text-style-name="P9" draw:layer="layout" draw:line-skew="0.063cm" svg:x1="20.193cm" svg:y1="28.749cm" svg:x2="22.86cm" svg:y2="29.384cm" draw:start-shape="id14" draw:start-glue-point="1" draw:end-shape="id19" draw:end-glue-point="3" svg:d="m20193 28749h1397v635h1270">
          <text:p/>
        </draw:connector>
        <draw:connector draw:style-name="gr11" draw:text-style-name="P9" draw:layer="layout" draw:type="curve" svg:x1="20.193cm" svg:y1="24.939cm" svg:x2="25.019cm" svg:y2="27.67cm" draw:start-shape="id10" draw:start-glue-point="1" draw:end-shape="id18" draw:end-glue-point="0" svg:d="m20193 24939c3218 0 4826 910 4826 2731">
          <text:p/>
        </draw:connector>
        <draw:connector draw:style-name="gr11" draw:text-style-name="P9" draw:layer="layout" draw:type="curve" draw:line-skew="-0.312cm" svg:x1="20.193cm" svg:y1="17.319cm" svg:x2="27.178cm" svg:y2="28.114cm" draw:start-shape="id16" draw:start-glue-point="1" draw:end-shape="id18" draw:end-glue-point="1" svg:d="m20193 17319c10761 0 7268 10795 6985 10795">
          <text:p/>
        </draw:connector>
        <draw:connector draw:style-name="gr11" draw:text-style-name="P9" draw:layer="layout" draw:type="curve" draw:line-skew="0.805cm" svg:x1="20.193cm" svg:y1="13.509cm" svg:x2="27.178cm" svg:y2="28.114cm" draw:start-shape="id5" draw:start-glue-point="1" draw:end-shape="id18" draw:end-glue-point="1" svg:d="m20193 13509c12436 0 8944 14605 6985 14605">
          <text:p/>
        </draw:connector>
        <draw:connector draw:style-name="gr12" draw:text-style-name="P9" draw:layer="layout" draw:type="curve" draw:line-skew="1.948cm" svg:x1="24.765cm" svg:y1="11.223cm" svg:x2="27.178cm" svg:y2="28.114cm" draw:start-shape="id20" draw:start-glue-point="1" draw:end-shape="id18" draw:end-glue-point="1" svg:d="m24765 11223c7293 0 6086 16891 2413 16891">
          <text:p/>
        </draw:connector>
        <draw:connector draw:style-name="gr11" draw:text-style-name="P9" draw:layer="layout" draw:type="curve" draw:line-skew="2.786cm" svg:x1="20.193cm" svg:y1="9.699cm" svg:x2="27.178cm" svg:y2="28.114cm" draw:start-shape="id3" draw:start-glue-point="1" draw:end-shape="id18" draw:end-glue-point="1" svg:d="m20193 9699c15408 0 11915 18415 6985 18415">
          <text:p/>
        </draw:connector>
        <draw:connector draw:style-name="gr12" draw:text-style-name="P9" draw:layer="layout" draw:type="curve" draw:line-skew="4.556cm" svg:x1="24.765cm" svg:y1="7.413cm" svg:x2="27.178cm" svg:y2="28.114cm" draw:start-shape="id21" draw:start-glue-point="1" draw:end-shape="id18" draw:end-glue-point="1" svg:d="m24765 7413c11205 0 9998 20701 2413 20701">
          <text:p/>
        </draw:connector>
        <draw:frame draw:style-name="gr13" draw:text-style-name="P12" xml:id="id21" draw:id="id21" draw:layer="layout" svg:width="3.175cm" svg:height="0.635cm" svg:x="21.59cm" svg:y="7.096cm">
          <draw:text-box>
            <text:p text:style-name="P12"><text:span text:style-name="T6">helmeos/</text:span></text:p>
          </draw:text-box>
        </draw:frame>
        <draw:frame draw:style-name="gr3" draw:text-style-name="P13" xml:id="id24" draw:id="id24" draw:layer="layout" svg:width="3.175cm" svg:height="0.635cm" svg:x="21.59cm" svg:y="7.934cm">
          <draw:text-box>
            <text:p text:style-name="P13"><text:span text:style-name="T7">...</text:span></text:p>
          </draw:text-box>
        </draw:frame>
        <draw:frame draw:style-name="gr3" draw:text-style-name="P12" xml:id="id20" draw:id="id20" draw:layer="layout" svg:width="3.175cm" svg:height="0.635cm" svg:x="21.59cm" svg:y="10.906cm">
          <draw:text-box>
            <text:p text:style-name="P12"><text:span text:style-name="T6">ignition_simple/</text:span></text:p>
          </draw:text-box>
        </draw:frame>
        <draw:frame draw:style-name="gr3" draw:text-style-name="P13" xml:id="id25" draw:id="id25" draw:layer="layout" svg:width="3.175cm" svg:height="0.635cm" svg:x="21.59cm" svg:y="11.744cm">
          <draw:text-box>
            <text:p text:style-name="P13"><text:span text:style-name="T7">...</text:span></text:p>
          </draw:text-box>
        </draw:frame>
        <draw:frame draw:style-name="gr13" draw:text-style-name="P12" xml:id="id22" draw:id="id22" draw:layer="layout" svg:width="3.175cm" svg:height="0.635cm" svg:x="21.59cm" svg:y="5.191cm">
          <draw:text-box>
            <text:p text:style-name="P12"><text:span text:style-name="T6">timmes_stellar/</text:span></text:p>
          </draw:text-box>
        </draw:frame>
        <draw:frame draw:style-name="gr3" draw:text-style-name="P13" xml:id="id23" draw:id="id23" draw:layer="layout" svg:width="3.175cm" svg:height="0.635cm" svg:x="21.59cm" svg:y="6.029cm">
          <draw:text-box>
            <text:p text:style-name="P13"><text:span text:style-name="T7">...</text:span></text:p>
          </draw:text-box>
        </draw:frame>
        <draw:connector draw:style-name="gr8" draw:text-style-name="P9" draw:layer="layout" svg:x1="20.193cm" svg:y1="5.889cm" svg:x2="21.59cm" svg:y2="5.508cm" draw:start-shape="id12" draw:start-glue-point="1" draw:end-shape="id22" draw:end-glue-point="3" svg:d="m20193 5889h699v-381h698">
          <text:p/>
        </draw:connector>
        <draw:connector draw:style-name="gr8" draw:text-style-name="P9" draw:layer="layout" svg:x1="20.193cm" svg:y1="5.889cm" svg:x2="21.59cm" svg:y2="6.346cm" draw:start-shape="id12" draw:start-glue-point="1" draw:end-shape="id23" draw:end-glue-point="3" svg:d="m20193 5889h699v457h698">
          <text:p/>
        </draw:connector>
        <draw:connector draw:style-name="gr8" draw:text-style-name="P9" draw:layer="layout" svg:x1="20.193cm" svg:y1="7.794cm" svg:x2="21.59cm" svg:y2="7.413cm" draw:start-shape="id2" draw:start-glue-point="1" draw:end-shape="id21" draw:end-glue-point="3" svg:d="m20193 7794h699v-381h698">
          <text:p/>
        </draw:connector>
        <draw:connector draw:style-name="gr8" draw:text-style-name="P9" draw:layer="layout" svg:x1="20.193cm" svg:y1="7.794cm" svg:x2="21.59cm" svg:y2="8.251cm" draw:start-shape="id2" draw:start-glue-point="1" draw:end-shape="id24" draw:end-glue-point="3" svg:d="m20193 7794h699v457h698">
          <text:p/>
        </draw:connector>
        <draw:connector draw:style-name="gr8" draw:text-style-name="P9" draw:layer="layout" svg:x1="20.193cm" svg:y1="11.604cm" svg:x2="21.59cm" svg:y2="11.223cm" draw:start-shape="id4" draw:start-glue-point="1" draw:end-shape="id20" draw:end-glue-point="3" svg:d="m20193 11604h699v-381h698">
          <text:p/>
        </draw:connector>
        <draw:connector draw:style-name="gr8" draw:text-style-name="P9" draw:layer="layout" svg:x1="20.193cm" svg:y1="11.604cm" svg:x2="21.59cm" svg:y2="12.061cm" draw:start-shape="id4" draw:start-glue-point="1" draw:end-shape="id25" draw:end-glue-point="3" svg:d="m20193 11604h699v457h698">
          <text:p/>
        </draw:connector>
        <draw:connector draw:style-name="gr14" draw:text-style-name="P9" draw:layer="layout" draw:type="curve" draw:line-skew="6.054cm" svg:x1="24.765cm" svg:y1="5.508cm" svg:x2="27.178cm" svg:y2="28.114cm" draw:start-shape="id22" draw:start-glue-point="1" draw:end-shape="id18" draw:end-glue-point="1" svg:d="m24765 5508c13452 0 12245 22606 2413 22606">
          <text:p/>
        </draw:connector>
        <draw:frame draw:style-name="gr2" draw:text-style-name="P4" xml:id="id26" draw:id="id26" draw:layer="layout" svg:width="3.81cm" svg:height="0.889cm" svg:x="8.89cm" svg:y="32.75cm">
          <draw:text-box>
            <text:p text:style-name="P3"><text:span text:style-name="T2">BoxLib/</text:span></text:p>
          </draw:text-box>
        </draw:frame>
        <draw:connector draw:style-name="gr12" draw:text-style-name="P9" draw:layer="layout" draw:type="curve" draw:line-skew="0.837cm" svg:x1="12.7cm" svg:y1="33.194cm" svg:x2="27.178cm" svg:y2="28.114cm" draw:start-shape="id26" draw:start-glue-point="1" draw:end-shape="id18" draw:end-glue-point="1" svg:d="m12700 33194c23724 0 16485-5080 14478-5080">
          <text:p/>
        </draw:connector>
        <draw:frame draw:style-name="gr15" draw:text-style-name="P14" draw:layer="layout" svg:width="5.08cm" svg:height="0.885cm" draw:transform="rotate (-1.57079632679579) translate (30.83cm 18.11cm)">
          <draw:text-box>
            <text:p text:style-name="P14"><text:span text:style-name="T8">NETWORK_DIR</text:span></text:p>
          </draw:text-box>
        </draw:frame>
        <draw:frame draw:style-name="gr15" draw:text-style-name="P14" draw:layer="layout" svg:width="5.08cm" svg:height="0.885cm" draw:transform="rotate (-1.57079632679579) translate (33.731cm 17.21cm)">
          <draw:text-box>
            <text:p text:style-name="P14"><text:span text:style-name="T8">EOS_DIR</text:span></text:p>
          </draw:text-box>
        </draw:frame>
        <draw:frame draw:style-name="gr15" draw:text-style-name="P14" draw:layer="layout" svg:width="5.08cm" svg:height="0.885cm" draw:transform="rotate (-1.57079632679579) translate (35.431cm 15.31cm)">
          <draw:text-box>
            <text:p text:style-name="P14"><text:span text:style-name="T8">CONDUCTIVITY_DIR</text:span></text:p>
          </draw:text-box>
        </draw:frame>
        <draw:frame draw:style-name="gr15" draw:text-style-name="P14" draw:layer="layout" svg:width="5.08cm" svg:height="0.885cm" svg:x="18.515cm" svg:y="33.085cm">
          <draw:text-box>
            <text:p text:style-name="P14"><text:span text:style-name="T8">BOXLIB_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.27cm" fo:margin-right="1.27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Michael Zingale</meta:initial-creator>
    <meta:creation-date>2009-07-08T13:58:41</meta:creation-date>
    <dc:creator>Michael Zingale</dc:creator>
    <dc:date>2012-02-28T14:55:16</dc:date>
    <meta:editing-cycles>18</meta:editing-cycles>
    <meta:editing-duration>PT1H51M25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